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879a6"/>
    </style:style>
    <style:style style:name="P2" style:family="paragraph" style:parent-style-name="Text_20_body">
      <style:text-properties officeooo:rsid="001879a6" officeooo:paragraph-rsid="001879a6"/>
    </style:style>
    <style:style style:name="P3" style:family="paragraph" style:parent-style-name="Text_20_body">
      <style:text-properties officeooo:rsid="0018d8e0" officeooo:paragraph-rsid="0018d8e0"/>
    </style:style>
    <style:style style:name="P4" style:family="paragraph" style:parent-style-name="Text_20_body">
      <style:text-properties officeooo:paragraph-rsid="00161a7a"/>
    </style:style>
    <style:style style:name="P5" style:family="paragraph" style:parent-style-name="Text_20_body">
      <style:text-properties officeooo:paragraph-rsid="0018d8e0"/>
    </style:style>
    <style:style style:name="T1" style:family="text">
      <style:text-properties fo:font-weight="bold" officeooo:rsid="001879a6"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8d8e0" style:font-weight-asian="normal" style:font-weight-complex="normal"/>
    </style:style>
    <style:style style:name="T4" style:family="text">
      <style:text-properties fo:font-weight="normal" officeooo:rsid="001879a6"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879a6"/>
    </style:style>
    <style:style style:name="T7" style:family="text">
      <style:text-properties officeooo:rsid="00161a7a"/>
    </style:style>
    <style:style style:name="T8" style:family="text">
      <style:text-properties officeooo:rsid="0017822f"/>
    </style:style>
    <style:style style:name="T9" style:family="text">
      <style:text-properties fo:font-weight="bold" officeooo:rsid="0018d8e0" style:font-weight-asian="bold" style:font-weight-complex="bold"/>
    </style:style>
    <style:style style:name="T10" style:family="text">
      <style:text-properties officeooo:rsid="0018d8e0"/>
    </style:style>
    <style:style style:name="T1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OPIC: </text:span><text:span text:style-name="T2">Risk-Reward Optimized Stock Market Analytics </text:span><text:span text:style-name="T3">and Prediction</text:span><text:span text:style-name="T2">: A Deep Learning Framework</text:span></text:p>
      <text:p text:style-name="P1"><text:span text:style-name="T4"/></text:p>
      <text:p text:style-name="P2"><text:span text:style-name="T5">PROJECT ADVISOR</text:span><text:span text:style-name="T2">: Dr Kar Gork</text:span><text:span text:style-name="T3">e</text:span><text:span text:style-name="T2">m, </text:span><text:a xlink:type="simple" xlink:href="mailto:kar@ucmo.edu" text:style-name="Internet_20_link" text:visited-style-name="Visited_20_Internet_20_Link"><text:span text:style-name="T2">kar@ucmo.edu</text:span></text:a></text:p>
      <text:p text:style-name="P3"><text:span text:style-name="T5">GRADUATE RESEARCHER</text:span><text:span text:style-name="T2">: Nidhin Ninan, nxn24130@ucmo.edu</text:span></text:p>
      <text:p text:style-name="P2"><text:span text:style-name="T5"/></text:p>
      <text:p text:style-name="P4"><text:span text:style-name="T1">ABSTRACT</text:span><text:span text:style-name="T6"><text:line-break/></text:span>This study presents an innovative approach to financial market prediction through a two-phase investigation of risk-reward optimization across diverse asset classes. In the first phase, we conduct a systematic evaluation of a <text:span text:style-name="T7">dynamic </text:span>scaling parameter, alpha, which modulates risk-reward thresholds, setting stop-loss and take-profit levels at 1× and 2× the alpha-adjusted range, respectively..Using minute-level historical data from stocks, ETFs, and forex markets, we calculate optimal alpha values by analyzing price ranges within the first 15 minutes of trading sessions and their relationship to subsequent market movements.</text:p>
      <text:p text:style-name="Text_20_body">Our methodology involves iterative testing of alpha coefficients across <text:span text:style-name="T7">different </text:span><text:span text:style-name="T8">stocks/ETFs</text:span><text:span text:style-name="T7"> and </text:span>custom portfolios, grouped by characteristics such as <text:span text:style-name="T7">asset class</text:span>, and market capitalization. This systematic evaluation reveals significant patterns in how optimal alpha values correlate with specific market conditions and asset characteristics, providing insights into the dynamic nature of risk-reward relationships.</text:p>
      <text:p text:style-name="Text_20_body">The second phase introduces a novel deep learning framework that leverages these insights to predict optimal alpha values in real-time. Our model employs advanced <text:span text:style-name="T7">deep learning </text:span>architectures to capture complex, nonlinear market patterns. The framework automatically calibrates risk management thresholds, <text:span text:style-name="T7">based on stock indicators at the point of evaluation. </text:span></text:p>
      <text:p text:style-name="Text_20_body">Cross-validation across multiple data streams <text:span text:style-name="T8">will </text:span>demonstrates the model's robustness and adaptability to varying market conditions. The research make<text:span text:style-name="T8">s</text:span> a significant contribution by identifying key indicators and market characteristics that influence optimal risk-reward parameters across different asset classes. These findings <text:span text:style-name="T8">will </text:span>enable more sophisticated automated trading strategies while maintaining precise risk control <text:span text:style-name="T8">across different market conditions.</text:span></text:p>
      <text:p text:style-name="Text_20_body"/>
      <text:p text:style-name="P5"><text:span text:style-name="T9">PRESENTATION FORMAT</text:span><text:span text:style-name="T10">: </text:span>o<text:span text:style-name="T11">ral presentation, poster and video presentation?????</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1:28:32.412796015</meta:creation-date>
    <dc:date>2025-02-21T14:21:13.200644256</dc:date>
    <meta:editing-duration>P3DT2H27M53S</meta:editing-duration>
    <meta:editing-cycles>1</meta:editing-cycles>
    <meta:document-statistic meta:table-count="0" meta:image-count="0" meta:object-count="0" meta:page-count="1" meta:paragraph-count="8" meta:word-count="275" meta:character-count="2141" meta:non-whitespace-character-count="1873"/>
    <meta:generator>LibreOffice/24.8.4.2$Linux_X86_64 LibreOffice_project/3e97788786b20d724e2ed0ea7a111abce73cab63</meta:generator>
  </office:meta>
</office:document-meta>
</file>